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55cm" fo:min-width="21.7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cm" fo:min-width="21.749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396cm" fo:min-width="21.74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cm"/>
    </style:style>
    <style:style style:name="gr11" style:family="graphic" style:parent-style-name="standard">
      <style:graphic-properties draw:stroke="none" svg:stroke-color="#000000" draw:fill="none" draw:fill-color="#ffffff" draw:auto-grow-width="true" fo:min-height="0.272cm"/>
    </style:style>
    <style:style style:name="gr12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7pt" style:font-size-asian="7pt" style:font-size-complex="7pt"/>
    </style:style>
    <style:style style:name="T1" style:family="text">
      <style:text-properties fo:color="#e6e6e6" fo:font-size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39.5cm" svg:height="26.7cm" svg:x="2cm" svg:y="0.5cm">
          <text:p text:style-name="P1"><text:span text:style-name="T1">Karte</text:span></text:p>
        </draw:rect>
        <draw:rect draw:style-name="gr2" draw:text-style-name="P1" draw:layer="layout" svg:width="38.5cm" svg:height="25.7cm" svg:x="2.5cm" svg:y="1cm">
          <text:p/>
        </draw:rect>
        <draw:custom-shape draw:style-name="gr3" draw:text-style-name="P1" draw:layer="layout" svg:width="6.18cm" svg:height="5.5cm" svg:x="36.109cm" svg:y="3.499cm">
          <text:p/>
          <draw:enhanced-geometry svg:viewBox="0 0 21600 21600" draw:type="rectangle" draw:enhanced-path="M 0 0 L 21600 0 21600 21600 0 21600 0 0 Z N"/>
        </draw:custom-shape>
        <draw:rect draw:style-name="gr4" draw:text-style-name="P1" draw:layer="layout" svg:width="39.5cm" svg:height="2cm" svg:x="2cm" svg:y="27.2cm">
          <text:p/>
        </draw:rect>
        <draw:line draw:style-name="gr5" draw:text-style-name="P1" draw:layer="layout" svg:x1="4cm" svg:y1="27.2cm" svg:x2="4cm" svg:y2="29.2cm">
          <text:p/>
        </draw:line>
        <draw:line draw:style-name="gr5" draw:text-style-name="P1" draw:layer="layout" svg:x1="10.8cm" svg:y1="27.2cm" svg:x2="10.8cm" svg:y2="29.2cm">
          <text:p/>
        </draw:line>
        <draw:rect draw:style-name="gr2" draw:text-style-name="P1" draw:layer="layout" svg:width="38.5cm" svg:height="25.7cm" svg:x="2.499cm" svg:y="0.999cm">
          <text:p/>
        </draw:rect>
        <draw:rect draw:style-name="gr2" draw:text-style-name="P1" draw:layer="printed_elements" svg:width="38.5cm" svg:height="25.7cm" svg:x="2.499cm" svg:y="0.999cm">
          <text:p/>
        </draw:rect>
        <draw:frame draw:name="title" draw:style-name="gr6" draw:text-style-name="P3" draw:layer="printed_elements" svg:width="22.2cm" svg:height="0.8cm" svg:x="10.8cm" svg:y="27.207cm">
          <draw:text-box>
            <text:p><text:span text:style-name="T2">title</text:span></text:p>
          </draw:text-box>
        </draw:frame>
        <draw:frame draw:name="comment1" draw:style-name="gr7" draw:text-style-name="P4" draw:layer="printed_elements" svg:width="22.249cm" svg:height="0.649cm" svg:x="10.702cm" svg:y="27.901cm">
          <draw:text-box>
            <text:p><text:span text:style-name="T3">comment1</text:span></text:p>
          </draw:text-box>
        </draw:frame>
        <draw:frame draw:name="comment2" draw:style-name="gr8" draw:text-style-name="P4" draw:layer="printed_elements" svg:width="22.248cm" svg:height="0.649cm" svg:x="10.702cm" svg:y="28.6cm">
          <draw:text-box>
            <text:p><text:span text:style-name="T3">comment2</text:span></text:p>
          </draw:text-box>
        </draw:frame>
        <draw:custom-shape draw:name="northarrow" draw:style-name="gr9" draw:text-style-name="P1" draw:layer="printed_elements" svg:width="2cm" svg:height="2cm" svg:x="1.997cm" svg:y="27.197cm">
          <text:p/>
          <draw:enhanced-geometry svg:viewBox="0 0 21600 21600" draw:type="rectangle" draw:enhanced-path="M 0 0 L 21600 0 21600 21600 0 21600 0 0 Z N"/>
        </draw:custom-shape>
        <draw:frame draw:name="scale" draw:style-name="gr10" draw:text-style-name="P5" draw:layer="printed_elements" svg:width="2.6cm" svg:height="0.649cm" svg:x="33cm" svg:y="27.561cm">
          <draw:text-box>
            <text:p><text:span text:style-name="T4">scale</text:span></text:p>
          </draw:text-box>
        </draw:frame>
        <draw:frame draw:name="date" draw:style-name="gr10" draw:text-style-name="P5" draw:layer="printed_elements" svg:width="2.6cm" svg:height="0.649cm" svg:x="33cm" svg:y="28.562cm">
          <draw:text-box>
            <text:p><text:span text:style-name="T4">date</text:span></text:p>
          </draw:text-box>
        </draw:frame>
        <draw:rect draw:style-name="gr4" draw:text-style-name="P1" draw:layer="layout" svg:width="39.5cm" svg:height="2cm" svg:x="2cm" svg:y="27.2cm">
          <text:p/>
        </draw:rect>
        <draw:line draw:style-name="gr5" draw:text-style-name="P1" draw:layer="layout" svg:x1="4cm" svg:y1="27.2cm" svg:x2="4cm" svg:y2="29.2cm">
          <text:p/>
        </draw:line>
        <draw:line draw:style-name="gr5" draw:text-style-name="P1" draw:layer="layout" svg:x1="10.8cm" svg:y1="27.2cm" svg:x2="10.8cm" svg:y2="29.2cm">
          <text:p/>
        </draw:line>
        <draw:g>
          <draw:frame draw:style-name="gr11" draw:text-style-name="P6" draw:layer="layout" svg:width="1.184cm" svg:height="0.53cm" svg:x="33.066cm" svg:y="27.2cm">
            <draw:text-box>
              <text:p><text:span text:style-name="T5">Scale:</text:span></text:p>
            </draw:text-box>
          </draw:frame>
          <draw:frame draw:style-name="gr11" draw:text-style-name="P6" draw:layer="layout" svg:width="1.086cm" svg:height="0.53cm" svg:x="33.004cm" svg:y="28.2cm">
            <draw:text-box>
              <text:p><text:span text:style-name="T5">Date:</text:span></text:p>
            </draw:text-box>
          </draw:frame>
          <draw:line draw:style-name="gr5" draw:text-style-name="P1" draw:layer="layout" svg:x1="33cm" svg:y1="27.2cm" svg:x2="33cm" svg:y2="29.2cm">
            <text:p/>
          </draw:line>
          <draw:line draw:style-name="gr5" draw:text-style-name="P1" draw:layer="layout" svg:x1="35.5cm" svg:y1="27.2cm" svg:x2="35.5cm" svg:y2="29.2cm">
            <text:p/>
          </draw:line>
          <draw:line draw:style-name="gr5" draw:text-style-name="P1" draw:layer="layout" svg:x1="33cm" svg:y1="28.2cm" svg:x2="35.5cm" svg:y2="28.2cm">
            <text:p/>
          </draw:line>
        </draw:g>
        <draw:custom-shape draw:name="northarrow" draw:style-name="gr9" draw:text-style-name="P1" draw:layer="layout" svg:width="2cm" svg:height="2cm" svg:x="1.997cm" svg:y="27.197cm">
          <text:p/>
          <draw:enhanced-geometry svg:viewBox="0 0 21600 21600" draw:type="rectangle" draw:enhanced-path="M 0 0 L 21600 0 21600 21600 0 21600 0 0 Z N"/>
        </draw:custom-shape>
        <draw:frame draw:name="scale" draw:style-name="gr10" draw:text-style-name="P5" draw:layer="layout" svg:width="2.6cm" svg:height="0.649cm" svg:x="33cm" svg:y="27.561cm">
          <draw:text-box>
            <text:p><text:span text:style-name="T4">scale</text:span></text:p>
          </draw:text-box>
        </draw:frame>
        <draw:frame draw:name="date" draw:style-name="gr10" draw:text-style-name="P5" draw:layer="layout" svg:width="2.6cm" svg:height="0.649cm" svg:x="33cm" svg:y="28.562cm">
          <draw:text-box>
            <text:p><text:span text:style-name="T4">date</text:span></text:p>
          </draw:text-box>
        </draw:frame>
        <draw:custom-shape draw:name="map" draw:style-name="gr12" draw:text-style-name="P1" draw:layer="printed_elements" svg:width="38.5cm" svg:height="25.7cm" svg:x="2.495cm" svg:y="0.9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4-09-12T11:04:24.152857765</dc:date>
    <meta:editing-duration>PT21H16M8S</meta:editing-duration>
    <meta:editing-cycles>86</meta:editing-cycles>
    <meta:generator>LibreOffice/4.2.6.3$Linux_X86_64 LibreOffice_project/420m0$Build-3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